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start" style:justify-single-word="false"/>
    </style:style>
    <style:style style:name="P4" style:family="paragraph" style:parent-style-name="Text_20_body">
      <style:paragraph-properties fo:margin-top="0cm" fo:margin-bottom="0cm" loext:contextual-spacing="false" fo:line-height="150%" fo:text-align="justify"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Text_20_body">
      <style:paragraph-properties fo:margin-top="0cm" fo:margin-bottom="0cm" loext:contextual-spacing="false" fo:line-height="150%" fo:text-align="start" style:justify-single-word="false" fo:break-before="page"/>
    </style:style>
    <style:style style:name="P7" style:family="paragraph" style:parent-style-name="Text_20_body">
      <style:paragraph-properties fo:margin-top="0.42cm" fo:margin-bottom="0.499cm" loext:contextual-spacing="false" fo:line-height="100%" fo:break-before="page" fo:keep-with-next="always"/>
      <style:text-properties style:font-name="Albany1" fo:font-size="16pt" fo:font-weight="bold"/>
    </style:style>
    <style:style style:name="P8" style:family="paragraph" style:parent-style-name="Text_20_body">
      <style:paragraph-properties fo:margin-left="0.499cm" fo:margin-right="0cm" fo:margin-top="0cm" fo:margin-bottom="0cm" loext:contextual-spacing="false" fo:line-height="100%" fo:text-indent="0cm" style:auto-text-indent="false"/>
    </style:style>
    <style:style style:name="P9" style:family="paragraph" style:parent-style-name="Heading_20_2" style:master-page-name="HTML">
      <style:paragraph-properties fo:line-height="150%" style:page-number="auto"/>
    </style:style>
    <style:style style:name="T1" style:family="text">
      <style:text-properties style:font-name="Liberation Sans" fo:font-size="12pt"/>
    </style:style>
    <style:style style:name="T2" style:family="text">
      <style:text-properties style:font-name="Liberation Sans" fo:font-size="12pt" fo:font-weight="bold"/>
    </style:style>
    <style:style style:name="T3" style:family="text">
      <style:text-properties style:font-name="Liberation Sans" fo:font-size="12pt" fo:font-weight="normal"/>
    </style:style>
    <style:style style:name="T4" style:family="text">
      <style:text-properties fo:font-variant="normal" fo:text-transform="none"/>
    </style:style>
    <style:style style:name="T5" style:family="text">
      <style:text-properties fo:font-variant="normal" fo:text-transform="none" style:font-name="Liberation Sans" fo:font-size="12pt" fo:font-style="normal" fo:font-weight="normal"/>
    </style:style>
    <style:style style:name="T6" style:family="text">
      <style:text-properties fo:color="#000000"/>
    </style:style>
    <style:style style:name="T7" style:family="text">
      <style:text-properties fo:color="#000000" style:font-name="Liberation Sans" fo:font-size="12pt" fo:font-weight="normal"/>
    </style:style>
    <style:style style:name="T8" style:family="text">
      <style:text-properties fo:color="#000099" style:text-line-through-style="none" style:text-line-through-type="none" style:font-name="Liberation Sans" fo:font-size="12pt" style:text-underline-style="none" fo:font-weight="bold" style:text-blinking="false"/>
    </style:style>
    <style:style style:name="Sect1" style:family="section">
      <style:section-properties style:writing-mode="lr-tb"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h text:style-name="P9" text:outline-level="2"><text:bookmark-start text:name="__RefHeading___Toc2017_1280209449"/><text:span text:style-name="T1">#995</text:span><text:bookmark-end text:name="__RefHeading___Toc2017_1280209449"/></text:h>
        <text:p text:style-name="P4"/>
        <text:p text:style-name="P5">Nós, como Cristãos, somos exortados a vivermos à margem da cultura. Isto é, não somos, e nem podemos ser, parte da corrente cultural, por causa do bendito fato de que nossas mentes foram renovadas em Cristo.</text:p>
        <text:p text:style-name="P4"/>
        <text:h text:style-name="P2" text:outline-level="2"><text:bookmark-start text:name="__RefHeading___Toc2019_1280209449"/><text:a xlink:type="simple" xlink:href="http://bibliaonline.com.br/acf/ne/1" text:style-name="Internet_20_link" text:visited-style-name="Visited_20_Internet_20_Link"><text:span text:style-name="T1">NEEMIAS 1</text:span></text:a><text:bookmark-end text:name="__RefHeading___Toc2019_1280209449"/></text:h>
        <text:p text:style-name="P4"/>
        <text:p text:style-name="P4"><text:span text:style-name="T1">O segundo dos 5 livros que descreve a época após um pequeno grupo de cerca de 50.000 ou menos (Judá e Benjamim) ter voltado a Jerusalém. Esdras nos contou da reconstrução do templo, hoje começamos a ler sobre a reconstrução do muro ao redor de Jerusalém. Do mesmo modo como eles precisavam de um muro para protegê-los das artimanhas e violência do inimigo, precisamos nos manter separados, (não isolados) do mundo. 2 Tm </text:span><text:a xlink:type="simple" xlink:href="http://bibliaonline.com.br/acf/2tm/2/20-21" text:style-name="Internet_20_link" text:visited-style-name="Visited_20_Internet_20_Link"><text:span text:style-name="T1">2:20-21</text:span></text:a><text:span text:style-name="T1"> e </text:span><text:a xlink:type="simple" xlink:href="http://bibliaonline.com.br/acf/2co/6/14" text:style-name="Internet_20_link" text:visited-style-name="Visited_20_Internet_20_Link"><text:span text:style-name="T1">2 Co 6:14</text:span></text:a><text:span text:style-name="T1">. Este livro se passa cerca de 12 anos após o tempo de Esdras. Nos dá a última visão histórica do povo de Deus no Antigo Testamento. Cremos que estamos vivendo nos últimos dias do povo de Deus neste "tempo da graça". Possamos ser sensíveis ao que Deus está nos dizendo hoje. Mas provavelmente a maior lição para aprendermos hoje é que Neemias (significa Conforto de Jeová), por meio de seu livro, mostra que ele entendia perfeitamente as condições de ruína do povo de Deus.</text:span></text:p>
        <text:p text:style-name="P4"/>
        <text:p text:style-name="P4"><text:a xlink:type="simple" xlink:href="http://bibliaonline.com.br/acf/ne/1/1" text:style-name="Internet_20_link" text:visited-style-name="Visited_20_Internet_20_Link"><text:span text:style-name="T1">Ne 1:1</text:span></text:a><text:span text:style-name="T1"> Susã estava na terra de seu cativeiro. Fica onde hoje é o Irã. Neemias vivia num palácio, e mesmo assim vemos que ele deixou aquele palácio e sofreu muitos problemas por amar o povo de Deus.</text:span></text:p>
        <text:p text:style-name="P4"/>
        <text:p text:style-name="P4"><text:a xlink:type="simple" xlink:href="http://bibliaonline.com.br/acf/ne/1/2-3" text:style-name="Internet_20_link" text:visited-style-name="Visited_20_Internet_20_Link"><text:span text:style-name="T1">Ne 1:2-3</text:span></text:a><text:span text:style-name="T1"> Neemias inquiriu sobre seus irmãos, os Judeus que haviam voltado à sua terra, e descobre que estão passando por dificuldades.</text:span></text:p>
        <text:p text:style-name="P4"/>
        <text:p text:style-name="P4"><text:a xlink:type="simple" xlink:href="http://bibliaonline.com.br/acf/ne/1/4-11" text:style-name="Internet_20_link" text:visited-style-name="Visited_20_Internet_20_Link"><text:span text:style-name="T1">Ne 1:4-11</text:span></text:a><text:span text:style-name="T1"> Nesta oração, Neemias mostra o seu profundo amor por seu povo, e sua grande dor por seus problemas.</text:span></text:p>
        <text:p text:style-name="P4"/>
        <text:p text:style-name="P4"><text:a xlink:type="simple" xlink:href="http://bibliaonline.com.br/acf/ne/1/6" text:style-name="Internet_20_link" text:visited-style-name="Visited_20_Internet_20_Link"><text:span text:style-name="T1">Ne 1:6</text:span></text:a><text:span text:style-name="T1"> Ele admite que esses problemas ocorreram por causa do pecado e da desobediência, mas não culpa outros por isso, porém diz... "eu e a casa de meu pai temos pecado". Neemias está ciente da triste ruína de seu próprio povo, os Judeus, e ele está também ciente da fidelidade do Senhor, a Quem se volta em oração.</text:span></text:p>
        <text:p text:style-name="P4"><text:soft-page-break/></text:p>
        <text:p text:style-name="P4"><text:a xlink:type="simple" xlink:href="http://bibliaonline.com.br/acf/ne/1/11" text:style-name="Internet_20_link" text:visited-style-name="Visited_20_Internet_20_Link"><text:span text:style-name="T1">Ne 1:11</text:span></text:a><text:span text:style-name="T1"> Neemias tinha uma posição de grande honra ali, mas ele chorou e orou porque o povo do Senhor estava em grande tristeza e tribulação. Repare que ele coloca o grande rei simplesmente como "este homem" diante de Deus.</text:span></text:p>
        <text:p text:style-name="P4"/>
        <text:h text:style-name="P1" text:outline-level="2"><text:bookmark-start text:name="__RefHeading___Toc2021_1280209449"/>#996<text:bookmark-end text:name="__RefHeading___Toc2021_1280209449"/></text:h>
        <text:p text:style-name="P4"/>
        <text:p text:style-name="P4"><text:span text:style-name="T1">Um garotinho disse: "Eu sei porque as flores crescem. Elas querem sair logo da terra suja". (</text:span><text:a xlink:type="simple" xlink:href="http://bibliaonline.com.br/acf/rm/12/9" text:style-name="Internet_20_link" text:visited-style-name="Visited_20_Internet_20_Link"><text:span text:style-name="T1">Rm 12:9</text:span></text:a><text:span text:style-name="T1">)</text:span></text:p>
        <text:p text:style-name="P4"/>
        <text:h text:style-name="P2" text:outline-level="2"><text:bookmark-start text:name="__RefHeading___Toc2023_1280209449"/><text:a xlink:type="simple" xlink:href="http://bibliaonline.com.br/acf/ne/2" text:style-name="Internet_20_link" text:visited-style-name="Visited_20_Internet_20_Link"><text:span text:style-name="T1">NEEMIAS 2</text:span></text:a><text:bookmark-end text:name="__RefHeading___Toc2023_1280209449"/></text:h>
        <text:p text:style-name="P4"/>
        <text:p text:style-name="P4"><text:a xlink:type="simple" xlink:href="http://bibliaonline.com.br/acf/ne/2/2" text:style-name="Internet_20_link" text:visited-style-name="Visited_20_Internet_20_Link"><text:span text:style-name="T1">Ne 2:2</text:span></text:a><text:span text:style-name="T1"> O rei repara que Neemias parece triste, e pergunta a razão. Aparecer triste na presença do rei podia significar a morte.</text:span></text:p>
        <text:p text:style-name="P4"/>
        <text:p text:style-name="P4"><text:a xlink:type="simple" xlink:href="http://bibliaonline.com.br/acf/ne/2/4-5" text:style-name="Internet_20_link" text:visited-style-name="Visited_20_Internet_20_Link"><text:span text:style-name="T1">Ne 2:4-5</text:span></text:a><text:span text:style-name="T1"> Entre a pergunta e a resposta, houve uma rápida oração silenciosa ao Senhor. Que excelente hábito para qualquer um de nós!</text:span></text:p>
        <text:p text:style-name="P4"/>
        <text:p text:style-name="P4"><text:a xlink:type="simple" xlink:href="http://bibliaonline.com.br/acf/ne/2/5-8" text:style-name="Internet_20_link" text:visited-style-name="Visited_20_Internet_20_Link"><text:span text:style-name="T1">Ne 2:5-8</text:span></text:a><text:span text:style-name="T1"> O rei escuta seu pedido e este é prontamente atendido.</text:span></text:p>
        <text:p text:style-name="P4"/>
        <text:p text:style-name="P4"><text:a xlink:type="simple" xlink:href="http://bibliaonline.com.br/acf/ne/2/10" text:style-name="Internet_20_link" text:visited-style-name="Visited_20_Internet_20_Link"><text:span text:style-name="T1">Ne 2:10</text:span></text:a><text:span text:style-name="T1"> Sinais de problemas no horizonte. Dois homens, Sambalate e Tobias, ouvem acerca da visita de Neemias e ficam irados. (Sambalate era de Moabe - Tobias era de Amom. O ímpio princípio de seus povos é contado em Gênesis </text:span><text:a xlink:type="simple" xlink:href="http://bibliaonline.com.br/acf/gn/19/32-38" text:style-name="Internet_20_link" text:visited-style-name="Visited_20_Internet_20_Link"><text:span text:style-name="T1">19:32-38</text:span></text:a><text:span text:style-name="T1">).</text:span></text:p>
        <text:p text:style-name="P4"/>
        <text:p text:style-name="P4"><text:a xlink:type="simple" xlink:href="http://bibliaonline.com.br/acf/ne/2/12-18" text:style-name="Internet_20_link" text:visited-style-name="Visited_20_Internet_20_Link"><text:span text:style-name="T1">Ne 2:12-18</text:span></text:a><text:span text:style-name="T1"> Neemias faz uma volta de inspeção e descobre que as condições são muito ruins. Mas no </text:span><text:a xlink:type="simple" xlink:href="http://bibliaonline.com.br/acf/ne/2/18" text:style-name="Internet_20_link" text:visited-style-name="Visited_20_Internet_20_Link"><text:span text:style-name="T1">versículo 18</text:span></text:a><text:span text:style-name="T1">, ele fala com confiança da mão de Deus. Nós também estamos vivendo em um dia de indiferença semelhante, mas podemos também contr com o Senhor para que esteja conosco, e podemos também sair a edificar (encorajar) uns aos outros.</text:span></text:p>
        <text:p text:style-name="P4"/>
        <text:p text:style-name="P4"><text:a xlink:type="simple" xlink:href="http://bibliaonline.com.br/acf/ne/2/19" text:style-name="Internet_20_link" text:visited-style-name="Visited_20_Internet_20_Link"><text:span text:style-name="T1">Ne 2:19</text:span></text:a><text:span text:style-name="T1"> Aqueles 2 inimigos mais uma vez, e mais um se junta a eles para rirem e zombarem.</text:span></text:p>
        <text:p text:style-name="P4"/>
        <text:h text:style-name="P1" text:outline-level="2"><text:bookmark-start text:name="__RefHeading___Toc2025_1280209449"/><text:soft-page-break/>#997<text:bookmark-end text:name="__RefHeading___Toc2025_1280209449"/></text:h>
        <text:p text:style-name="P4"/>
        <text:p text:style-name="P4"><text:span text:style-name="T1">A menos que exista em nós aquilo que está acima de nós, logo acabaremos sucumbindo àquilo que está ao redor de nós. (</text:span><text:a xlink:type="simple" xlink:href="http://bibliaonline.com.br/acf/cl/3/1-3" text:style-name="Internet_20_link" text:visited-style-name="Visited_20_Internet_20_Link"><text:span text:style-name="T1">Cl 3:1-3</text:span></text:a><text:span text:style-name="T1">).</text:span></text:p>
        <text:p text:style-name="P4"/>
        <text:h text:style-name="P2" text:outline-level="2"><text:bookmark-start text:name="__RefHeading___Toc2027_1280209449"/><text:a xlink:type="simple" xlink:href="http://bibliaonline.com.br/acf/ne/3/1-13" text:style-name="Internet_20_link" text:visited-style-name="Visited_20_Internet_20_Link"><text:span text:style-name="T1">NEEMIAS 3, Vers. 1-13</text:span></text:a><text:bookmark-end text:name="__RefHeading___Toc2027_1280209449"/></text:h>
        <text:p text:style-name="P4"/>
        <text:p text:style-name="P5">A construção do muro ao redor da cidade de Jerusalém. Era para manter a salvo os que estavam dentro da cidade e separá-los de seus inimigos do lado de fora. Devemos amar aqueles que continuam fora, perdidos e culpados, mas não devemos nos misturar a eles.</text:p>
        <text:p text:style-name="P4"/>
        <text:p text:style-name="P4"/>
        <text:p text:style-name="P4"><text:a xlink:type="simple" xlink:href="http://bibliaonline.com.br/acf/ne/3/1" text:style-name="Internet_20_link" text:visited-style-name="Visited_20_Internet_20_Link"><text:span text:style-name="T1">Ne 3:1</text:span></text:a><text:span text:style-name="T1"> Esiasibe, o sumo sacerdote, constrói algo. Mas leia </text:span><text:a xlink:type="simple" xlink:href="http://bibliaonline.com.br/acf/ne/13/4,28" text:style-name="Internet_20_link" text:visited-style-name="Visited_20_Internet_20_Link"><text:span text:style-name="T1">13:4 e 28</text:span></text:a><text:span text:style-name="T1">. Ele estava ligado aos inimigos. Depois veja os versículos </text:span><text:a xlink:type="simple" xlink:href="http://bibliaonline.com.br/acf/ne/3/20,21" text:style-name="Internet_20_link" text:visited-style-name="Visited_20_Internet_20_Link"><text:span text:style-name="T1">20 e 21</text:span></text:a><text:span text:style-name="T1"> de nosso capítulo; ele não construiu em frente à sua casa. Esses homens construíram a porta das ovelhas - a primeira porta mencionada, pois é como ovelhas perdidas que somos encontrados e redimidos e levados para dentro.</text:span></text:p>
        <text:p text:style-name="P4"/>
        <text:p text:style-name="P4"><text:a xlink:type="simple" xlink:href="http://bibliaonline.com.br/acf/ne/3/3" text:style-name="Internet_20_link" text:visited-style-name="Visited_20_Internet_20_Link"><text:span text:style-name="T1">Ne 3:3</text:span></text:a><text:span text:style-name="T1"> A primeira porta. (Agora somos salvos, e cada um é uma de Suas ovelhas, podendo ser "pescadores de homens", para ganhar outros para o Senhor).</text:span></text:p>
        <text:p text:style-name="P4"/>
        <text:p text:style-name="P4"><text:a xlink:type="simple" xlink:href="http://bibliaonline.com.br/acf/ne/3/5" text:style-name="Internet_20_link" text:visited-style-name="Visited_20_Internet_20_Link"><text:span text:style-name="T1">Ne 3:5</text:span></text:a><text:span text:style-name="T1"> Como eles trabalhavam.</text:span></text:p>
        <text:p text:style-name="P4"/>
        <text:p text:style-name="P4"><text:a xlink:type="simple" xlink:href="http://bibliaonline.com.br/acf/ne/3/6" text:style-name="Internet_20_link" text:visited-style-name="Visited_20_Internet_20_Link"><text:span text:style-name="T1">Ne 3:6</text:span></text:a><text:span text:style-name="T1"> A "velha porta". (Hoje quando tudo o que é velho é considerado fora de moda, é bom lembrar que a verdade de Deus nunca fica fora de moda).</text:span></text:p>
        <text:p text:style-name="P4"/>
        <text:p text:style-name="P4"><text:a xlink:type="simple" xlink:href="http://bibliaonline.com.br/acf/ne/3/12" text:style-name="Internet_20_link" text:visited-style-name="Visited_20_Internet_20_Link"><text:span text:style-name="T1">Ne 3:12</text:span></text:a><text:span text:style-name="T1"> (Talvez algumas filhas não gostem muito quando seus pais constroem um muro que impede seu contato com as diversões e os amigos mundanos). Essas fiéis filhas ajudaram seu pai a construir o muro!</text:span></text:p>
        <text:p text:style-name="P4"/>
        <text:h text:style-name="P1" text:outline-level="2"><text:bookmark-start text:name="__RefHeading___Toc2029_1280209449"/>#998<text:bookmark-end text:name="__RefHeading___Toc2029_1280209449"/></text:h>
        <text:p text:style-name="P4"/>
        <text:p text:style-name="P5">O pior de todos os castigos é Ele deixar que sigamos nossos próprios caminhos.</text:p>
        <text:p text:style-name="P4"><text:soft-page-break/></text:p>
        <text:h text:style-name="P2" text:outline-level="2"><text:bookmark-start text:name="__RefHeading___Toc2031_1280209449"/><text:a xlink:type="simple" xlink:href="http://bibliaonline.com.br/acf/ne/3/14-32" text:style-name="Internet_20_link" text:visited-style-name="Visited_20_Internet_20_Link"><text:span text:style-name="T1">NEEMIAS 3, Vers. 14-32</text:span></text:a><text:bookmark-end text:name="__RefHeading___Toc2031_1280209449"/></text:h>
        <text:p text:style-name="P4"/>
        <text:p text:style-name="P4"><text:a xlink:type="simple" xlink:href="http://bibliaonline.com.br/acf/ne/3/14" text:style-name="Internet_20_link" text:visited-style-name="Visited_20_Internet_20_Link"><text:span text:style-name="T1">Ne 3:14</text:span></text:a><text:span text:style-name="T1"> A porta do esterco! (Paulo disse "Tenho também por perda todas as coisas... e as considero como escória [esterco], para que possa ganhar a Cristo". Tudo o que parece tão valioso não passa de esterco e coisas sem valor, comparadas a Cristo). Malquias coloca ferrolhos e fechaduras naquela porta.</text:span></text:p>
        <text:p text:style-name="P4"/>
        <text:p text:style-name="P4"><text:a xlink:type="simple" xlink:href="http://bibliaonline.com.br/acf/ne/3/23" text:style-name="Internet_20_link" text:visited-style-name="Visited_20_Internet_20_Link"><text:span text:style-name="T1">Ne 3:23</text:span></text:a><text:span text:style-name="T1"> Aqui dois homens repararam "defronte da sua casa". (Uma coisa é dizer a alguém que deve ser fiel e se separar, mas outra é aplicar isso à nossa própria família.)</text:span></text:p>
        <text:p text:style-name="P4"/>
        <text:p text:style-name="P4"><text:a xlink:type="simple" xlink:href="http://bibliaonline.com.br/acf/ne/3/30" text:style-name="Internet_20_link" text:visited-style-name="Visited_20_Internet_20_Link"><text:span text:style-name="T1">Ne 3:30</text:span></text:a><text:span text:style-name="T1"> "Defronte de sua câmara". Este é o caso mais pessoal de todos... (Não contar aos outros o que fazemos, nem mesmo dessa feita à sua própria casa ou família, mas somente sua câmara - bem onde vivia).</text:span></text:p>
        <text:p text:style-name="P4"/>
        <text:p text:style-name="P4"><text:a xlink:type="simple" xlink:href="http://bibliaonline.com.br/acf/ne/3/32" text:style-name="Internet_20_link" text:visited-style-name="Visited_20_Internet_20_Link"><text:span text:style-name="T1">Ne 3:32</text:span></text:a><text:span text:style-name="T1"> De volta onde começamos. O muro está completo, e agora o povo de Deus está dentro e o inimigo fora.</text:span></text:p>
        <text:p text:style-name="P4"/>
        <text:h text:style-name="P1" text:outline-level="2"><text:bookmark-start text:name="__RefHeading___Toc2033_1280209449"/>#999<text:bookmark-end text:name="__RefHeading___Toc2033_1280209449"/></text:h>
        <text:p text:style-name="P4"/>
        <text:p text:style-name="P5">Se a membrana deste mundo desceu sobre nossa visão espiritual, escondendo Cristo de nós, só Ele poderá removê-la.</text:p>
        <text:p text:style-name="P4"/>
        <text:h text:style-name="P2" text:outline-level="2"><text:bookmark-start text:name="__RefHeading___Toc2035_1280209449"/><text:a xlink:type="simple" xlink:href="http://bibliaonline.com.br/acf/ne/4" text:style-name="Internet_20_link" text:visited-style-name="Visited_20_Internet_20_Link"><text:span text:style-name="T1">NEEMIAS 4</text:span></text:a><text:bookmark-end text:name="__RefHeading___Toc2035_1280209449"/></text:h>
        <text:p text:style-name="P4"/>
        <text:p text:style-name="P4"><text:a xlink:type="simple" xlink:href="http://bibliaonline.com.br/acf/ne/4/1-6" text:style-name="Internet_20_link" text:visited-style-name="Visited_20_Internet_20_Link"><text:span text:style-name="T1">Ne 4:1-6</text:span></text:a><text:span text:style-name="T1"> Os mesmos dois inimigos estavam muito irados; eles zombavam do trabalho. Mas Neemias diz, "construímos o muro". Não deixe que a zombaria ou a ira faça você parar de viver para a glória de Deus. Podem existir até outros cristãos que irão zombar de você e lhe dizer que você está muito separado - mas apenas siga adiante construindo seu muro.</text:span></text:p>
        <text:p text:style-name="P4"/>
        <text:p text:style-name="P4"><text:a xlink:type="simple" xlink:href="http://bibliaonline.com.br/acf/ne/4/14" text:style-name="Internet_20_link" text:visited-style-name="Visited_20_Internet_20_Link"><text:span text:style-name="T1">Ne 4:14</text:span></text:a><text:span text:style-name="T1"> Neemias encoraja os trabalhadores e diz, "lembrem-se do Senhor..."</text:span></text:p>
        <text:p text:style-name="P4"/>
        <text:p text:style-name="P4"><text:soft-page-break/><text:a xlink:type="simple" xlink:href="http://bibliaonline.com.br/acf/ne/4/16-23" text:style-name="Internet_20_link" text:visited-style-name="Visited_20_Internet_20_Link"><text:span text:style-name="T1">Ne 4:16-23</text:span></text:a><text:span text:style-name="T1"> Daquele dia em diante, havia vigília e prontidão em defender essa obra do Senhor. Em Efésios </text:span><text:a xlink:type="simple" xlink:href="http://bibliaonline.com.br/acf/ef/6" text:style-name="Internet_20_link" text:visited-style-name="Visited_20_Internet_20_Link"><text:span text:style-name="T1">capítulo 6</text:span></text:a><text:span text:style-name="T1">, lemos de toda a armadura de Deus, e precisamos de toda ela, pois há muitos inimigos poderosos e vigilantes.</text:span></text:p>
        <text:p text:style-name="P4"/>
        <text:h text:style-name="P1" text:outline-level="2"><text:bookmark-start text:name="__RefHeading___Toc2037_1280209449"/>#1000<text:bookmark-end text:name="__RefHeading___Toc2037_1280209449"/></text:h>
        <text:p text:style-name="P4"/>
        <text:p text:style-name="P5">A aliança com o mundo nos impede de vencer o mundo.</text:p>
        <text:p text:style-name="P4"/>
        <text:h text:style-name="P2" text:outline-level="2"><text:bookmark-start text:name="__RefHeading___Toc2039_1280209449"/><text:a xlink:type="simple" xlink:href="http://bibliaonline.com.br/acf/ne/5" text:style-name="Internet_20_link" text:visited-style-name="Visited_20_Internet_20_Link"><text:span text:style-name="T1">NEEMIAS 5</text:span></text:a><text:bookmark-end text:name="__RefHeading___Toc2039_1280209449"/></text:h>
        <text:p text:style-name="P4"/>
        <text:p text:style-name="P4"><text:a xlink:type="simple" xlink:href="http://bibliaonline.com.br/acf/ne/5/1-5" text:style-name="Internet_20_link" text:visited-style-name="Visited_20_Internet_20_Link"><text:span text:style-name="T1">Ne 5:1-5</text:span></text:a><text:span text:style-name="T1"> Problemas entre esses menos obreiros. A avareza é um pecado terrível.</text:span></text:p>
        <text:p text:style-name="P4"/>
        <text:p text:style-name="P4"><text:a xlink:type="simple" xlink:href="http://bibliaonline.com.br/acf/ne/5/6-13" text:style-name="Internet_20_link" text:visited-style-name="Visited_20_Internet_20_Link"><text:span text:style-name="T1">Ne 5:6-13</text:span></text:a><text:span text:style-name="T1"> Neemias fica irado com isso, e fala de modo severo, prometendo a eles restaurar e corrigir o que tinha sido tomado erroneamente. Suas palavras de repreensão fizeram efeito, e os culpados prometem devolver tudo.</text:span></text:p>
        <text:p text:style-name="P4"/>
        <text:p text:style-name="P4"><text:a xlink:type="simple" xlink:href="http://bibliaonline.com.br/acf/ne/5/14-16" text:style-name="Internet_20_link" text:visited-style-name="Visited_20_Internet_20_Link"><text:span text:style-name="T1">Ne 5:14-16</text:span></text:a><text:span text:style-name="T1"> O próprio Neemias dá um bom exemplo de fidelidade e desprendimento. Se quisermos encorajar outros para agradar ao Senhor, não teremos muito sucesso se nós próprios não estivermos vivendo como deveríamos. Neemias diz, "por causa do temor de Deus".</text:span></text:p>
        <text:p text:style-name="P4"/>
        <text:p text:style-name="P4"><text:a xlink:type="simple" xlink:href="http://bibliaonline.com.br/acf/ne/5/17-19" text:style-name="Internet_20_link" text:visited-style-name="Visited_20_Internet_20_Link"><text:span text:style-name="T1">Ne 5:17-19</text:span></text:a><text:span text:style-name="T1"> Neemias se preocupava com seu povo e até com os pagãos! O egoísmo é algo odioso ao Senhor. Se realmente amamos o povo de Deus, temos muitas oportunidades de mostrar isso.</text:span></text:p>
        <text:p text:style-name="P4"/>
        <text:h text:style-name="P1" text:outline-level="2"><text:bookmark-start text:name="__RefHeading___Toc2041_1280209449"/>#1001<text:bookmark-end text:name="__RefHeading___Toc2041_1280209449"/></text:h>
        <text:p text:style-name="P4"/>
        <text:p text:style-name="P5">A Palavra de Deus não será simples se não houver sujeição a Ele.</text:p>
        <text:p text:style-name="P4"/>
        <text:h text:style-name="P2" text:outline-level="2"><text:bookmark-start text:name="__RefHeading___Toc2043_1280209449"/><text:a xlink:type="simple" xlink:href="http://bibliaonline.com.br/acf/ne/6" text:style-name="Internet_20_link" text:visited-style-name="Visited_20_Internet_20_Link"><text:span text:style-name="T1">NEEMIAS 6 </text:span></text:a><text:bookmark-end text:name="__RefHeading___Toc2043_1280209449"/></text:h>
        <text:p text:style-name="P4"/>
        <text:p text:style-name="P4"><text:a xlink:type="simple" xlink:href="http://bibliaonline.com.br/acf/ne/6/1-4" text:style-name="Internet_20_link" text:visited-style-name="Visited_20_Internet_20_Link"><text:span text:style-name="T1">Ne 6:1-4</text:span></text:a><text:span text:style-name="T1"> Os mesmos inimigos não desistiram de seu ódio, mas desta vez tentam um </text:span><text:soft-page-break/><text:span text:style-name="T1">outro método. Eles sugerem a Neemias, "vem, e congreguemo-nos juntamente..." Como isso soava inofensivo. Neemias disse "não" quatro vezes. Hoje o "Movimento Ecumênico" é um grande esforço para tentar unir todos os grupos religiosos para formar uma grande igreja. Temos uma figura disso aqui. Possamos também responder "não". </text:span></text:p>
        <text:p text:style-name="P4"/>
        <text:p text:style-name="P4"><text:a xlink:type="simple" xlink:href="http://bibliaonline.com.br/acf/ne/6/5-8" text:style-name="Internet_20_link" text:visited-style-name="Visited_20_Internet_20_Link"><text:span text:style-name="T1">Ne 6:5-8</text:span></text:a><text:span text:style-name="T1"> O inimigo tenta outra vez, com falsas acusações, e diz, "vem, pois, agora, e consultemos juntamente". Outra vez Neemias se recusa a ser enganado.</text:span></text:p>
        <text:p text:style-name="P4"/>
        <text:p text:style-name="P4"><text:a xlink:type="simple" xlink:href="http://bibliaonline.com.br/acf/ne/6/9" text:style-name="Internet_20_link" text:visited-style-name="Visited_20_Internet_20_Link"><text:span text:style-name="T1">Ne 6:9</text:span></text:a><text:span text:style-name="T1"> Ele se volta a Deus em busca de forças.</text:span></text:p>
        <text:p text:style-name="P4"/>
        <text:p text:style-name="P4"><text:a xlink:type="simple" xlink:href="http://bibliaonline.com.br/acf/ne/6/10-14" text:style-name="Internet_20_link" text:visited-style-name="Visited_20_Internet_20_Link"><text:span text:style-name="T1">Ne 6:10-14</text:span></text:a><text:span text:style-name="T1"> Novas tentativas de impedir este servo de Deus. Neemias leva tudo ao Senhor e segue mansamente com seu trabalho.</text:span></text:p>
        <text:p text:style-name="P4"/>
        <text:p text:style-name="P4"><text:a xlink:type="simple" xlink:href="http://bibliaonline.com.br/acf/ne/6/15" text:style-name="Internet_20_link" text:visited-style-name="Visited_20_Internet_20_Link"><text:span text:style-name="T1">Ne 6:15</text:span></text:a><text:span text:style-name="T1"> A obra está terminada. O muro e todas as suas portas estavam agora completados.</text:span></text:p>
        <text:p text:style-name="P4"/>
        <text:p text:style-name="P4"><text:a xlink:type="simple" xlink:href="http://bibliaonline.com.br/acf/ne/6/17-19" text:style-name="Internet_20_link" text:visited-style-name="Visited_20_Internet_20_Link"><text:span text:style-name="T1">Ne 6:17-19</text:span></text:a><text:span text:style-name="T1"> Ao invés de zombar ou ameaçar, o inimigo tenta fazer amizade com alguns que estão dentro do muro. Vemos até casamentos acontecerem entre aqueles inimigos fora e o povo de Deus dentro, pois Mesulão era um dos edificadores do muro.</text:span></text:p>
        <text:p text:style-name="P4"/>
        <text:h text:style-name="P1" text:outline-level="2"><text:bookmark-start text:name="__RefHeading___Toc2045_1280209449"/>#1002<text:bookmark-end text:name="__RefHeading___Toc2045_1280209449"/></text:h>
        <text:p text:style-name="P4"/>
        <text:p text:style-name="P5">Onde há discernimento espiritual, as coisas se tornam simples e claras como o dia. O segredo do Senhor está com aqueles que O temem.</text:p>
        <text:p text:style-name="P4"/>
        <text:h text:style-name="P2" text:outline-level="2"><text:bookmark-start text:name="__RefHeading___Toc2047_1280209449"/><text:a xlink:type="simple" xlink:href="http://bibliaonline.com.br/acf/ne/7" text:style-name="Internet_20_link" text:visited-style-name="Visited_20_Internet_20_Link"><text:span text:style-name="T1">NEEMIAS 7</text:span></text:a><text:bookmark-end text:name="__RefHeading___Toc2047_1280209449"/></text:h>
        <text:p text:style-name="P4"/>
        <text:p text:style-name="P4"><text:a xlink:type="simple" xlink:href="http://bibliaonline.com.br/acf/ne/7/2" text:style-name="Internet_20_link" text:visited-style-name="Visited_20_Internet_20_Link"><text:span text:style-name="T1">Ne 7:2</text:span></text:a><text:span text:style-name="T1"> Hanani recebeu a responsabilidade sobre Jerusalém. Não diz que ele era rico ou sábio, ou habilidoso. Mas que era fiel e temia a Deus.</text:span></text:p>
        <text:p text:style-name="P4"/>
        <text:p text:style-name="P4"><text:a xlink:type="simple" xlink:href="http://bibliaonline.com.br/acf/ne/7/3" text:style-name="Internet_20_link" text:visited-style-name="Visited_20_Internet_20_Link"><text:span text:style-name="T1">Ne 7:3</text:span></text:a><text:span text:style-name="T1"> Vigilância - as portas não podiam ser abertas até o sol estar quente. Isto significava ter luz em abundância, de modo que nenhum inimigo poderia entrar fingindo ser um verdadeiro cidadão. Se aquele muro havia sido construído para abrigar o povo de </text:span><text:soft-page-break/><text:span text:style-name="T1">Deus, e para mantê-lo em separação, então era preciso que existisse fidelidade em manter fora dele aqueles que não tinham um coração para o Senhor.</text:span></text:p>
        <text:p text:style-name="P4"/>
        <text:p text:style-name="P4"><text:a xlink:type="simple" xlink:href="http://bibliaonline.com.br/acf/ne/7/5-66" text:style-name="Internet_20_link" text:visited-style-name="Visited_20_Internet_20_Link"><text:span text:style-name="T1">Ne 7:5-66</text:span></text:a><text:span text:style-name="T1"> Uma longa lista de nomes daqueles que moravam na cidade, somando 42.360. Deus sabia o nome de cada um deles.</text:span></text:p>
        <text:p text:style-name="P4"/>
        <text:p text:style-name="P4"><text:a xlink:type="simple" xlink:href="http://bibliaonline.com.br/acf/ne/7/64" text:style-name="Internet_20_link" text:visited-style-name="Visited_20_Internet_20_Link"><text:span text:style-name="T1">Ne 7:64</text:span></text:a><text:span text:style-name="T1"> Há alguns cujos nomes não foram encontrados. Mas em Filipenses </text:span><text:a xlink:type="simple" xlink:href="http://bibliaonline.com.br/acf/fp/4/3" text:style-name="Internet_20_link" text:visited-style-name="Visited_20_Internet_20_Link"><text:span text:style-name="T1">4:3</text:span></text:a><text:span text:style-name="T1"> encontramos aqueles que tinham seus nomes no "livro da vida"!</text:span></text:p>
        <text:p text:style-name="P4"/>
        <text:h text:style-name="P1" text:outline-level="2"><text:bookmark-start text:name="__RefHeading___Toc2049_1280209449"/>#1003<text:bookmark-end text:name="__RefHeading___Toc2049_1280209449"/></text:h>
        <text:p text:style-name="P4"/>
        <text:p text:style-name="P5">Quanto mais perto de Deus um homem caminha pela graça, mais brando ele se torna para com a falta dos outros.</text:p>
        <text:p text:style-name="P4"/>
        <text:h text:style-name="P2" text:outline-level="2"><text:bookmark-start text:name="__RefHeading___Toc2051_1280209449"/><text:a xlink:type="simple" xlink:href="http://bibliaonline.com.br/acf/ne/8" text:style-name="Internet_20_link" text:visited-style-name="Visited_20_Internet_20_Link"><text:span text:style-name="T1">NEEMIAS 8</text:span></text:a><text:bookmark-end text:name="__RefHeading___Toc2051_1280209449"/></text:h>
        <text:p text:style-name="P4"/>
        <text:p text:style-name="P4"><text:a xlink:type="simple" xlink:href="http://bibliaonline.com.br/acf/ne/8/1-8" text:style-name="Internet_20_link" text:visited-style-name="Visited_20_Internet_20_Link"><text:span text:style-name="T1">Ne 8:1-8</text:span></text:a><text:span text:style-name="T1"> Os homens e mulheres se reuniram na porta das águas e escutaram, da manhã ao meio-dia, enquanto Esdras lia para eles a Palavra de Deus. Como é importante atender ao chamado do Senhor, sair da confusão religiosa que é representada por Babilônia, e então, ouvir a Sua Palavra.</text:span></text:p>
        <text:p text:style-name="P4"/>
        <text:p text:style-name="P4"><text:a xlink:type="simple" xlink:href="http://bibliaonline.com.br/acf/ne/8/8" text:style-name="Internet_20_link" text:visited-style-name="Visited_20_Internet_20_Link"><text:span text:style-name="T1">Ne 8:8</text:span></text:a><text:span text:style-name="T1"> Era muito importante ler as escrituras com clareza, e explicar-lhes para que elas pudessem ser compreendidas. Isso traz alegria, veja o </text:span><text:a xlink:type="simple" xlink:href="http://bibliaonline.com.br/acf/ne/8/11" text:style-name="Internet_20_link" text:visited-style-name="Visited_20_Internet_20_Link"><text:span text:style-name="T1">vers. 11</text:span></text:a><text:span text:style-name="T1">.</text:span></text:p>
        <text:p text:style-name="P4"/>
        <text:p text:style-name="P4"><text:a xlink:type="simple" xlink:href="http://bibliaonline.com.br/acf/ne/8/9-12" text:style-name="Internet_20_link" text:visited-style-name="Visited_20_Internet_20_Link"><text:span text:style-name="T1">Ne 8:9-12</text:span></text:a><text:span text:style-name="T1"> O próprio Senhor Se alegrou quando viu o Seu povo reunido outra vez ao centro que Ele estabeleceu.</text:span></text:p>
        <text:p text:style-name="P4"/>
        <text:p text:style-name="P4"><text:a xlink:type="simple" xlink:href="http://bibliaonline.com.br/acf/ne/8/13-18" text:style-name="Internet_20_link" text:visited-style-name="Visited_20_Internet_20_Link"><text:span text:style-name="T1">Ne 8:13-18</text:span></text:a><text:span text:style-name="T1"> Eles guardaram a "festa dos tabernáculos" (uma figura do milênio vindouro). Façamos nós também da leitura da Palavra do Senhor nosso costume diário.</text:span></text:p>
        <text:p text:style-name="P4"/>
        <text:h text:style-name="P1" text:outline-level="2"><text:bookmark-start text:name="__RefHeading___Toc2053_1280209449"/>#1004<text:bookmark-end text:name="__RefHeading___Toc2053_1280209449"/></text:h>
        <text:p text:style-name="P4"/>
        <text:p text:style-name="P5">A submissão à vontade divina é o travesseiro mais macio no qual podemos descansar.</text:p>
        <text:p text:style-name="P4"><text:soft-page-break/></text:p>
        <text:h text:style-name="P2" text:outline-level="2"><text:bookmark-start text:name="__RefHeading___Toc2055_1280209449"/><text:a xlink:type="simple" xlink:href="http://bibliaonline.com.br/acf/ne/9" text:style-name="Internet_20_link" text:visited-style-name="Visited_20_Internet_20_Link"><text:span text:style-name="T1">NEEMIAS 9</text:span></text:a><text:bookmark-end text:name="__RefHeading___Toc2055_1280209449"/></text:h>
        <text:p text:style-name="P4"/>
        <text:p text:style-name="P5">Uma mudança ocorre, da satisfação ao jejum! Havia satisfação porque guardavam a festa que falava de bênção futura. Nós também podemos nos alegrar ao olharmos adiante para o dia quando o próprio Senhor virá e nos levará para casa. Mas quando pensamos no quanto falhamos, é bom nos humilharmos. Que figura essa de uma verdadeira confissão!</text:p>
        <text:p text:style-name="P4"/>
        <text:p text:style-name="P4"><text:a xlink:type="simple" xlink:href="http://bibliaonline.com.br/acf/ne/9/2-3" text:style-name="Internet_20_link" text:visited-style-name="Visited_20_Internet_20_Link"><text:span text:style-name="T1">Ne 9:2-3</text:span></text:a><text:span text:style-name="T1"> Passos importantes - separação de todos os estrangeiros - confissão de seus pecados - leitura do livro da lei, e adoração ao Senhor. Haveria mais adoração se nos lembrássemos dessas outras coisas tão importantes.</text:span></text:p>
        <text:p text:style-name="P4"/>
        <text:p text:style-name="P4"><text:a xlink:type="simple" xlink:href="http://bibliaonline.com.br/acf/ne/9/4-38" text:style-name="Internet_20_link" text:visited-style-name="Visited_20_Internet_20_Link"><text:span text:style-name="T1">Ne 9:4-38</text:span></text:a><text:span text:style-name="T1"> Um maravilhoso registro das fiéis atitudes de Deus desde os dias de Abraão.</text:span></text:p>
        <text:p text:style-name="P4"/>
        <text:p text:style-name="P4"><text:a xlink:type="simple" xlink:href="http://bibliaonline.com.br/acf/ne/9/16-17" text:style-name="Internet_20_link" text:visited-style-name="Visited_20_Internet_20_Link"><text:span text:style-name="T1">Ne 9:16-17</text:span></text:a><text:span text:style-name="T1"> A culpa e infidelidade deles são lembradas - bem como a bondade de Deus.</text:span></text:p>
        <text:p text:style-name="P4"/>
        <text:p text:style-name="P4"><text:a xlink:type="simple" xlink:href="http://bibliaonline.com.br/acf/ne/9/18-19" text:style-name="Internet_20_link" text:visited-style-name="Visited_20_Internet_20_Link"><text:span text:style-name="T1">Ne 9:18-19</text:span></text:a><text:span text:style-name="T1"> O fracasso de Israel e a fidelidade de Deus. (Apesar de falharmos tanto, o Senhor tem sido tão fiel para conosco. Somos gratos por Sua fidelidade).</text:span></text:p>
        <text:p text:style-name="P4"/>
        <text:p text:style-name="P4"><text:a xlink:type="simple" xlink:href="http://bibliaonline.com.br/acf/ne/9/33" text:style-name="Internet_20_link" text:visited-style-name="Visited_20_Internet_20_Link"><text:span text:style-name="T1">Ne 9:33</text:span></text:a><text:span text:style-name="T1"> Que maravilhosa confissão! Estejamos sempre prontos para admitir totalmente nossa própria falha.</text:span></text:p>
        <text:p text:style-name="P4"/>
        <text:h text:style-name="P1" text:outline-level="2"><text:bookmark-start text:name="__RefHeading___Toc2057_1280209449"/>#1005<text:bookmark-end text:name="__RefHeading___Toc2057_1280209449"/></text:h>
        <text:p text:style-name="P4"/>
        <text:p text:style-name="P5">Satanás consegue introduzir todo o seu poder numa alma no momento que nela surja uma sombra de desconfiança de Deus.</text:p>
        <text:p text:style-name="P4"/>
        <text:h text:style-name="P2" text:outline-level="2"><text:bookmark-start text:name="__RefHeading___Toc2059_1280209449"/><text:a xlink:type="simple" xlink:href="http://bibliaonline.com.br/acf/ne/10" text:style-name="Internet_20_link" text:visited-style-name="Visited_20_Internet_20_Link"><text:span text:style-name="T1">NEEMIAS 10</text:span></text:a><text:bookmark-end text:name="__RefHeading___Toc2059_1280209449"/></text:h>
        <text:p text:style-name="P4"/>
        <text:p text:style-name="P4"><text:span text:style-name="T1">Os nomes daqueles que selaram o concerto - começando com Neemias. Além de todos aqueles que assinaram o concerto, no </text:span><text:a xlink:type="simple" xlink:href="http://bibliaonline.com.br/acf/ne/10/28" text:style-name="Internet_20_link" text:visited-style-name="Visited_20_Internet_20_Link"><text:span text:style-name="T1">versículo 28</text:span></text:a><text:span text:style-name="T1"> lemos "e o restante do povo..." Sua vida é, ou um auxílio, ou um obstáculo, para todos os outros crentes.</text:span></text:p>
        <text:p text:style-name="P4"/>
        <text:p text:style-name="P4"><text:soft-page-break/><text:a xlink:type="simple" xlink:href="http://bibliaonline.com.br/acf/ne/10/32-39" text:style-name="Internet_20_link" text:visited-style-name="Visited_20_Internet_20_Link"><text:span text:style-name="T1">Ne 10:32-39</text:span></text:a><text:span text:style-name="T1"> Encontramos uma feliz prontidão em levar ao Senhor tudo o que poderia ser usado em Seu serviço.</text:span></text:p>
        <text:p text:style-name="P4"/>
        <text:p text:style-name="P4"><text:a xlink:type="simple" xlink:href="http://bibliaonline.com.br/acf/ne/10/34" text:style-name="Internet_20_link" text:visited-style-name="Visited_20_Internet_20_Link"><text:span text:style-name="T1">Ne 10:34</text:span></text:a><text:span text:style-name="T1"> O que era a "oferta da lenha"? Nenhuma oferta queimada no fogo jamais poderia ser feita se não tivessem lenha. Talvez o Israelita que trazia algumas braçadas de lenha ao sacerdote, achasse que seu trabalho não tinha valor. Mas o Senhor chamou isso de "oferta de lenha", e deu valor a ela. Veja com quantas vezes a expressão "casa de Deus" ou "casa do Senhor" é usada.</text:span></text:p>
        <text:p text:style-name="P4"/>
        <text:h text:style-name="P1" text:outline-level="2"><text:bookmark-start text:name="__RefHeading___Toc2061_1280209449"/>#1006<text:bookmark-end text:name="__RefHeading___Toc2061_1280209449"/></text:h>
        <text:p text:style-name="P4"/>
        <text:p text:style-name="P5">A liberdade da vontade não passa de escravidão ao diabo.</text:p>
        <text:p text:style-name="P4"/>
        <text:h text:style-name="P2" text:outline-level="2"><text:bookmark-start text:name="__RefHeading___Toc2063_1280209449"/><text:a xlink:type="simple" xlink:href="http://bibliaonline.com.br/acf/ne/11" text:style-name="Internet_20_link" text:visited-style-name="Visited_20_Internet_20_Link"><text:span text:style-name="T1">NEEMIAS 11</text:span></text:a><text:bookmark-end text:name="__RefHeading___Toc2063_1280209449"/></text:h>
        <text:p text:style-name="P4"/>
        <text:p text:style-name="P5">O povo foi assentado em diferentes lugares da terra. Encontramos vários nomes, pois Deus tem um interesse individual em cada um dos Seus.</text:p>
        <text:p text:style-name="P4"/>
        <text:p text:style-name="P4"><text:a xlink:type="simple" xlink:href="http://bibliaonline.com.br/acf/ne/11/2" text:style-name="Internet_20_link" text:visited-style-name="Visited_20_Internet_20_Link"><text:span text:style-name="T1">Ne 11:2</text:span></text:a><text:span text:style-name="T1"> Ligue este versículo ao Salmo </text:span><text:a xlink:type="simple" xlink:href="http://bibliaonline.com.br/acf/sl/137/5,6" text:style-name="Internet_20_link" text:visited-style-name="Visited_20_Internet_20_Link"><text:span text:style-name="T1">137:5,6</text:span></text:a><text:span text:style-name="T1">.</text:span></text:p>
        <text:p text:style-name="P4"/>
        <text:p text:style-name="P4"><text:a xlink:type="simple" xlink:href="http://bibliaonline.com.br/acf/ne/11/19" text:style-name="Internet_20_link" text:visited-style-name="Visited_20_Internet_20_Link"><text:span text:style-name="T1">Ne 11:19</text:span></text:a><text:span text:style-name="T1"> Os porteiros. Algumas pessoas que achavam que deviam estar dentro eram mantidas fora. Por isso homens fiéis eram escolhidos para essa tarefa.</text:span></text:p>
        <text:p text:style-name="P4"/>
        <text:p text:style-name="P4"><text:a xlink:type="simple" xlink:href="http://bibliaonline.com.br/acf/ne/11/22" text:style-name="Internet_20_link" text:visited-style-name="Visited_20_Internet_20_Link"><text:span text:style-name="T1">Ne 11:22</text:span></text:a><text:span text:style-name="T1"> Cantores. Que alegria deve dar ao coração de Deus quando Ele olha e vê o Seu povo cantando de tanta alegria no coração.</text:span></text:p>
        <text:p text:style-name="P4"/>
        <text:h text:style-name="P1" text:outline-level="2"><text:bookmark-start text:name="__RefHeading___Toc2065_1280209449"/>#1007<text:bookmark-end text:name="__RefHeading___Toc2065_1280209449"/></text:h>
        <text:p text:style-name="P4"/>
        <text:p text:style-name="P5">A diferença entre a Bíblia e todos os outros livros é esta: Para entender a Bíblia você precisa conhecer o Autor.</text:p>
        <text:p text:style-name="P4"/>
        <text:h text:style-name="P2" text:outline-level="2"><text:bookmark-start text:name="__RefHeading___Toc2067_1280209449"/><text:soft-page-break/><text:a xlink:type="simple" xlink:href="http://bibliaonline.com.br/acf/ne/12" text:style-name="Internet_20_link" text:visited-style-name="Visited_20_Internet_20_Link"><text:span text:style-name="T1">NEEMIAS 12</text:span></text:a><text:bookmark-end text:name="__RefHeading___Toc2067_1280209449"/></text:h>
        <text:p text:style-name="P4"/>
        <text:p text:style-name="P4"><text:a xlink:type="simple" xlink:href="http://bibliaonline.com.br/acf/ne/12/24-25" text:style-name="Internet_20_link" text:visited-style-name="Visited_20_Internet_20_Link"><text:span text:style-name="T1">Ne 12:24-25</text:span></text:a><text:span text:style-name="T1"> Por três vezes neste capítulo os cantores e porteiros são mencionados. Cantores, para louvar ao Senhor. Porteiros, para guardar as portas. Repare no </text:span><text:a xlink:type="simple" xlink:href="http://bibliaonline.com.br/acf/ne/12/25" text:style-name="Internet_20_link" text:visited-style-name="Visited_20_Internet_20_Link"><text:span text:style-name="T1">vers. 25</text:span></text:a><text:span text:style-name="T1"> - porteiros fazendo a guarda junto aos batentes das portas. Era bem ali que esses homens fiéis ficavam. </text:span></text:p>
        <text:p text:style-name="P4"/>
        <text:p text:style-name="P4"><text:a xlink:type="simple" xlink:href="http://bibliaonline.com.br/acf/ne/12/29" text:style-name="Internet_20_link" text:visited-style-name="Visited_20_Internet_20_Link"><text:span text:style-name="T1">Ne 12:29</text:span></text:a><text:span text:style-name="T1"> Repare onde os cantores moravam. Eles queriam ficar perto de Jerusalém.</text:span></text:p>
        <text:p text:style-name="P4"/>
        <text:p text:style-name="P4"><text:a xlink:type="simple" xlink:href="http://bibliaonline.com.br/acf/ne/12/36" text:style-name="Internet_20_link" text:visited-style-name="Visited_20_Internet_20_Link"><text:span text:style-name="T1">Ne 12:36</text:span></text:a><text:span text:style-name="T1"> Repare quem está guiando seus irmãos... Esdras, o fiel escriba.</text:span></text:p>
        <text:p text:style-name="P4"/>
        <text:p text:style-name="P4"><text:a xlink:type="simple" xlink:href="http://bibliaonline.com.br/acf/ne/12/43" text:style-name="Internet_20_link" text:visited-style-name="Visited_20_Internet_20_Link"><text:span text:style-name="T1">Ne 12:43</text:span></text:a><text:span text:style-name="T1"> Que maravilhoso cântico, e que louvor. "Deus os alegrara com grande alegria".</text:span></text:p>
        <text:p text:style-name="P4"/>
        <text:p text:style-name="P4"><text:a xlink:type="simple" xlink:href="http://bibliaonline.com.br/acf/ne/12/45" text:style-name="Internet_20_link" text:visited-style-name="Visited_20_Internet_20_Link"><text:span text:style-name="T1">Ne 12:45</text:span></text:a><text:span text:style-name="T1"> "Conforme o mandado de Davi", eles voltaram às origens.</text:span></text:p>
        <text:p text:style-name="P4"/>
        <text:h text:style-name="P1" text:outline-level="2"><text:bookmark-start text:name="__RefHeading___Toc2069_1280209449"/>#1008<text:bookmark-end text:name="__RefHeading___Toc2069_1280209449"/></text:h>
        <text:p text:style-name="P4"/>
        <text:p text:style-name="P5">Nosso Livro de estudos é a Palavra de Deus, nosso Mestre é o Espírito Santo e nossa sala de aula é a vida. Nosso Senhor pode nos ensinar em casa, ou na assembléia, ou na vida diária. Mas a meta é sempre a mesma - justiça! - conformidade a Cristo.</text:p>
        <text:p text:style-name="P4"/>
        <text:h text:style-name="P2" text:outline-level="2"><text:bookmark-start text:name="__RefHeading___Toc2071_1280209449"/><text:a xlink:type="simple" xlink:href="http://bibliaonline.com.br/acf/ne/13" text:style-name="Internet_20_link" text:visited-style-name="Visited_20_Internet_20_Link"><text:span text:style-name="T1">NEEMIAS 13</text:span></text:a><text:bookmark-end text:name="__RefHeading___Toc2071_1280209449"/></text:h>
        <text:p text:style-name="P4"/>
        <text:p text:style-name="P4"><text:a xlink:type="simple" xlink:href="http://bibliaonline.com.br/acf/ne/13/1-3" text:style-name="Internet_20_link" text:visited-style-name="Visited_20_Internet_20_Link"><text:span text:style-name="T1">Ne 13:1-3</text:span></text:a><text:span text:style-name="T1"> Quando a Palavra do Senhor foi lida, descobriu-se que nenhum Amonita ou Moabita deveria jamais entrar na congregação do Senhor. Assim que escutaram isso, agiram, e se separaram de todo "elemento misto". Não foi a primeira vez que fizeram essa separação. Cerca de 11 anos antes, no capítulo </text:span><text:a xlink:type="simple" xlink:href="http://bibliaonline.com.br/acf/ne/9/2" text:style-name="Internet_20_link" text:visited-style-name="Visited_20_Internet_20_Link"><text:span text:style-name="T1">9:2</text:span></text:a><text:span text:style-name="T1">, eles tinham entendido que tinham se misturado com o mundo ao redor. (Uma das mais bem-sucedidas armadilhas de Satanás é nos levar de volta à amizade com incrédulos). Já mencionamos várias vezes a parede de separação neste livro. Que possamos entender o que isso significa para nós hoje.</text:span></text:p>
        <text:p text:style-name="P4"/>
        <text:p text:style-name="P4"><text:a xlink:type="simple" xlink:href="http://bibliaonline.com.br/acf/ne/13/4-9" text:style-name="Internet_20_link" text:visited-style-name="Visited_20_Internet_20_Link"><text:span text:style-name="T1">Ne 13:4-9</text:span></text:a><text:span text:style-name="T1"> É difícil de acreditar que isso iria acontecer. Eliasibe tinha sido o primeiro a edificar quando o muro foi iniciado no </text:span><text:a xlink:type="simple" xlink:href="http://bibliaonline.com.br/acf/ne/3" text:style-name="Internet_20_link" text:visited-style-name="Visited_20_Internet_20_Link"><text:span text:style-name="T1">capítulo 3</text:span></text:a><text:span text:style-name="T1">. Ele, um sacerdote, já tinha cedido aquela </text:span><text:soft-page-break/><text:span text:style-name="T1">sala para Tobias; um daqueles ativos inimigos! Neemias ficou tão irado que jogou fora tudo o que pertencia a Tobias e limpou aquela sala e a restaurou ao seu uso adequado. Graças a Deus por homens fiéis!</text:span></text:p>
        <text:p text:style-name="P4"/>
        <text:p text:style-name="P4"><text:a xlink:type="simple" xlink:href="http://bibliaonline.com.br/acf/ne/13/17" text:style-name="Internet_20_link" text:visited-style-name="Visited_20_Internet_20_Link"><text:span text:style-name="T1">Ne 13:17</text:span></text:a><text:span text:style-name="T1"> Neemias fala aos nobres, pois eles não se importavam pelo Sábado.</text:span></text:p>
        <text:p text:style-name="P4"/>
        <text:p text:style-name="P4"><text:a xlink:type="simple" xlink:href="http://bibliaonline.com.br/acf/ne/13/21" text:style-name="Internet_20_link" text:visited-style-name="Visited_20_Internet_20_Link"><text:span text:style-name="T1">Ne 13:21</text:span></text:a><text:span text:style-name="T1"> Agora ele fala aos mercadores pois eles também falhavam em honrar o Sábado.</text:span></text:p>
        <text:p text:style-name="P4"/>
        <text:p text:style-name="P4"><text:a xlink:type="simple" xlink:href="http://bibliaonline.com.br/acf/ne/13/25" text:style-name="Internet_20_link" text:visited-style-name="Visited_20_Internet_20_Link"><text:span text:style-name="T1">Ne 13:25</text:span></text:a><text:span text:style-name="T1"> Mais uma vez ele fala a alguns dentre os Judeus, que haviam tomado esposas, e lhes recorda que essa foi exatamente uma das coisas que levaram o rei Salomão a fracassar de modo tão horrível. Será que Neemias tinha o direito de reprovar tanto? Tinha. Ele estava lutando por aquilo que era certo aos olhos do Senhor. Lembremo-nos de que a Palavra de Deus nos é dada para ser lida e obedecida. Leia </text:span><text:a xlink:type="simple" xlink:href="http://bibliaonline.com.br/acf/jd/1/3" text:style-name="Internet_20_link" text:visited-style-name="Visited_20_Internet_20_Link"><text:span text:style-name="T1">Judas 3</text:span></text:a><text:span text:style-name="T1">. Por quatro vezes Neemias orou, "Lembra-Te de mim, Deus meu..." e foram suas últimas palavras.</text:span></text:p>
        <text:p text:style-name="P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 svg:font-family="FreeSans"/>
    <style:font-face style:name="Liberation Sans" svg:font-family="'Liberation Sans', sans-serif"/>
    <style:font-face style:name="Lohit Devanagari1" svg:font-family="'Lohit Devanagari'"/>
    <style:font-face style:name="Noto Sans CJK SC Regular1" svg:font-family="'Noto Sans CJK SC Regular'"/>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Lohit Devanagar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List" style:family="paragraph" style:parent-style-name="Text_20_body" style:class="list">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 style:font-family-complex="FreeSans" style:font-size-complex="18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6T18:59:45.533463231</dc:date>
    <meta:creation-date>2018-06-11T22:51:04.642681485</meta:creation-date>
    <meta:generator>LibreOffice/6.0.7.3$Linux_X86_64 LibreOffice_project/00m0$Build-3</meta:generator>
    <meta:editing-duration>PT29M1S</meta:editing-duration>
    <meta:editing-cycles>1</meta:editing-cycles>
    <meta:document-statistic meta:table-count="0" meta:image-count="0" meta:object-count="0" meta:page-count="11" meta:paragraph-count="108" meta:word-count="2640" meta:character-count="14923" meta:non-whitespace-character-count="12388"/>
  </office:meta>
</office:document-meta>
</file>